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B3F000004DD012CC09B.svm"/>
  <manifest:file-entry manifest:media-type="" manifest:full-path="Pictures/20000007000045C40000064F43B907F2.svm"/>
  <manifest:file-entry manifest:media-type="" manifest:full-path="Pictures/20000007000041F1000040E9CA323028.svm"/>
  <manifest:file-entry manifest:media-type="" manifest:full-path="Pictures/20000007000054C100001F3782248DD5.svm"/>
  <manifest:file-entry manifest:media-type="" manifest:full-path="Pictures/200000070000420C00000511FAA73A1D.svm"/>
  <manifest:file-entry manifest:media-type="" manifest:full-path="Pictures/2000000700000F4D000020F902B62074.svm"/>
  <manifest:file-entry manifest:media-type="" manifest:full-path="Pictures/2000000700003A6600001A5C76573FD2.svm"/>
  <manifest:file-entry manifest:media-type="" manifest:full-path="Pictures/2000000700004C9700001FBC10D8102A.svm"/>
  <manifest:file-entry manifest:media-type="" manifest:full-path="Pictures/2000000700002E69000003D44C32A4A7.svm"/>
  <manifest:file-entry manifest:media-type="" manifest:full-path="Pictures/20000007000041A2000036290548296E.svm"/>
  <manifest:file-entry manifest:media-type="" manifest:full-path="Pictures/200000070000416D00004BC3CC955A25.svm"/>
  <manifest:file-entry manifest:media-type="" manifest:full-path="Pictures/20000007000054F60000298D7F7D6070.svm"/>
  <manifest:file-entry manifest:media-type="" manifest:full-path="Pictures/20000007000044F1000004C29F814660.svm"/>
  <manifest:file-entry manifest:media-type="" manifest:full-path="Pictures/200000070000420C00004AA00494C1AF.svm"/>
  <manifest:file-entry manifest:media-type="" manifest:full-path="Pictures/200000070000307A0000145DBE9A74A8.svm"/>
  <manifest:file-entry manifest:media-type="" manifest:full-path="Pictures/2000000700003B54000011C86FA5E9A6.svm"/>
  <manifest:file-entry manifest:media-type="" manifest:full-path="Pictures/20000007000028000000052C50417D94.svm"/>
  <manifest:file-entry manifest:media-type="" manifest:full-path="Pictures/200000070000483F000008116A4C9D86.svm"/>
  <manifest:file-entry manifest:media-type="" manifest:full-path="Pictures/2000000700002B4F0000036A729A834A.svm"/>
  <manifest:file-entry manifest:media-type="" manifest:full-path="Pictures/200000070000464900001D0C52B2AAA6.svm"/>
  <manifest:file-entry manifest:media-type="" manifest:full-path="Pictures/20000007000042410000404A5C80AD5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9063in" table:align="left"/>
    </style:style>
    <style:style style:name="Table1.A" style:family="table-column">
      <style:table-column-properties style:column-width="1.9063in"/>
    </style:style>
    <style:style style:name="Table1.A1" style:family="table-cell">
      <style:table-cell-properties fo:padding="0.0382in" fo:border="0.0007in solid #000000"/>
    </style:style>
    <style:style style:name="Table2" style:family="table">
      <style:table-properties style:width="1.9063in" table:align="left"/>
    </style:style>
    <style:style style:name="Table2.A" style:family="table-column">
      <style:table-column-properties style:column-width="1.9063in"/>
    </style:style>
    <style:style style:name="Table2.A1" style:family="table-cell">
      <style:table-cell-properties fo:padding="0.0382in" fo:border="0.0007in solid #000000"/>
    </style:style>
    <style:style style:name="P1" style:family="paragraph" style:parent-style-name="Standard">
      <style:text-properties fo:language="en" fo:country="US"/>
    </style:style>
    <style:style style:name="P2" style:family="paragraph" style:parent-style-name="Standard">
      <style:text-properties style:font-name="Courier New" fo:language="en" fo:country="US"/>
    </style:style>
    <style:style style:name="P3" style:family="paragraph" style:parent-style-name="Table_20_Contents">
      <style:text-properties style:font-name="Courier New"/>
    </style:style>
    <style:style style:name="P4" style:family="paragraph" style:parent-style-name="Standard" style:master-page-name="">
      <style:paragraph-properties style:page-number="auto" style:shadow="none">
        <style:tab-stops/>
      </style:paragraph-properties>
      <style:text-properties style:font-name="Courier New" fo:language="en" fo:country="US"/>
    </style:style>
    <style:style style:name="P5" style:family="paragraph" style:parent-style-name="Text_20_body">
      <style:text-properties fo:language="en" fo:country="US"/>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Standard" style:list-style-name="L5">
      <style:text-properties fo:language="en" fo:country="US"/>
    </style:style>
    <style:style style:name="P10" style:family="paragraph" style:parent-style-name="Standard" style:list-style-name="L6">
      <style:text-properties fo:language="en" fo:country="US"/>
    </style:style>
    <style:style style:name="P11" style:family="paragraph" style:parent-style-name="Standard" style:list-style-name="L7">
      <style:text-properties fo:language="en" fo:country="US"/>
    </style:style>
    <style:style style:name="P12" style:family="paragraph" style:parent-style-name="Standard" style:list-style-name="L8">
      <style:text-properties fo:language="en" fo:country="US"/>
    </style:style>
    <style:style style:name="P13" style:family="paragraph" style:parent-style-name="Standard" style:list-style-name="L9">
      <style:text-properties fo:language="en" fo:country="US"/>
    </style:style>
    <style:style style:name="P14" style:family="paragraph" style:parent-style-name="Standard" style:list-style-name="L10">
      <style:text-properties fo:language="en" fo:country="US"/>
    </style:style>
    <style:style style:name="P15" style:family="paragraph" style:parent-style-name="Standard" style:list-style-name="L11">
      <style:text-properties fo:language="en" fo:country="US"/>
    </style:style>
    <style:style style:name="P16" style:family="paragraph" style:parent-style-name="Standard" style:list-style-name="L12">
      <style:text-properties fo:language="en" fo:country="US"/>
    </style:style>
    <style:style style:name="P17" style:family="paragraph" style:parent-style-name="Standard" style:list-style-name="L13">
      <style:text-properties fo:language="en" fo:country="US"/>
    </style:style>
    <style:style style:name="P18" style:family="paragraph" style:parent-style-name="Text_20_body" style:list-style-name="L1">
      <style:text-properties style:font-name="Courier New" fo:font-size="11pt" style:font-size-asian="11pt" style:font-size-complex="11pt"/>
    </style:style>
    <style:style style:name="P19" style:family="paragraph" style:parent-style-name="Text_20_body" style:list-style-name="L14"/>
    <style:style style:name="P20" style:family="paragraph" style:parent-style-name="Text_20_body" style:list-style-name="L1">
      <style:paragraph-properties fo:margin-top="0in" fo:margin-bottom="0in"/>
      <style:text-properties style:font-name="Courier New" fo:font-size="11pt" style:font-size-asian="11pt" style:font-size-complex="11pt"/>
    </style:style>
    <style:style style:name="P21" style:family="paragraph" style:parent-style-name="Text_20_body" style:list-style-name="L1">
      <style:paragraph-properties fo:margin-top="0in" fo:margin-bottom="0in"/>
    </style:style>
    <style:style style:name="P22" style:family="paragraph" style:parent-style-name="Text_20_body" style:list-style-name="L2">
      <style:paragraph-properties fo:margin-top="0in" fo:margin-bottom="0in"/>
      <style:text-properties fo:language="en" fo:country="US"/>
    </style:style>
    <style:style style:name="P23" style:family="paragraph" style:parent-style-name="Text_20_body" style:list-style-name="L3">
      <style:paragraph-properties fo:margin-top="0in" fo:margin-bottom="0in"/>
      <style:text-properties fo:language="en" fo:country="US"/>
    </style:style>
    <style:style style:name="P24" style:family="paragraph" style:parent-style-name="Text_20_body" style:list-style-name="L4">
      <style:paragraph-properties fo:margin-top="0in" fo:margin-bottom="0in"/>
      <style:text-properties fo:language="en" fo:country="US"/>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fo:language="en" fo:country="US"/>
    </style:style>
    <style:style style:name="P27" style:family="paragraph" style:parent-style-name="Heading_20_3">
      <style:text-properties fo:language="en" fo:country="US"/>
    </style:style>
    <style:style style:name="P28" style:family="paragraph" style:parent-style-name="Heading_20_3">
      <style:paragraph-properties fo:break-before="page"/>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font-name="Courier New" fo:font-size="11pt" fo:font-style="italic" style:font-size-asian="11pt" style:font-style-asian="italic" style:font-size-complex="11pt" style:font-style-complex="italic"/>
    </style:style>
    <style:style style:name="T6" style:family="text">
      <style:text-properties style:font-name="Courier New" fo:font-size="11pt" style:font-size-asian="11pt" style:font-size-complex="11pt"/>
    </style:style>
    <style:style style:name="T7" style:family="text">
      <style:text-properties style:font-name="Courier New"/>
    </style:style>
    <style:style style:name="T8" style:family="text">
      <style:text-properties style:font-name="Courier New" fo:font-size="11pt" style:font-size-asian="11pt" style:font-size-complex="11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www.paypal.com/cgi-bin/webscr">
          <form:hidden form:name="cmd" form:control-implementation="ooo:com.sun.star.form.component.HiddenControl" form:id="control1" form:value="_s-xclick"/>
          <form:hidden form:name="hosted_button_id" form:control-implementation="ooo:com.sun.star.form.component.HiddenControl" form:id="control2" form:value="10071304"/>
        </form:form>
        <form:form form:name="unnamed1" form:apply-filter="true" form:method="post" form:control-implementation="ooo:com.sun.star.form.component.Form" office:target-frame="" xlink:href="https://www.paypal.com/cgi-bin/webscr">
          <form:hidden form:name="cmd" form:control-implementation="ooo:com.sun.star.form.component.HiddenControl" form:id="control3" form:value="_s-xclick"/>
          <form:hidden form:name="hosted_button_id" form:control-implementation="ooo:com.sun.star.form.component.HiddenControl" form:id="control4" form:value="1007130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HRSAM WordPress Plugin by FesterHead (Steve Kunitzer)</text:h>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FHRSAM WordPress Plugin by FesterHead (Steve Kunitzer)<text:tab/>1</text:p>
          <text:p text:style-name="P7">General information<text:tab/>2</text:p>
          <text:p text:style-name="P8">Plugin built and tested using:<text:tab/>2</text:p>
          <text:p text:style-name="P7">Feature Overview<text:tab/>3</text:p>
          <text:p text:style-name="P8">Now Playing features<text:tab/>3</text:p>
          <text:p text:style-name="P8">Playlist features<text:tab/>3</text:p>
          <text:p text:style-name="P8">Requests features<text:tab/>3</text:p>
          <text:p text:style-name="P8">Configuration features<text:tab/>3</text:p>
          <text:p text:style-name="P7">Prerequisites<text:tab/>4</text:p>
          <text:p text:style-name="P7">Disclaimer<text:tab/>4</text:p>
          <text:p text:style-name="P7">01 – * Install MySQL<text:tab/>5</text:p>
          <text:p text:style-name="P7">02 – * Install SAM<text:tab/>5</text:p>
          <text:p text:style-name="P7">03 – Condition SAM database<text:tab/>6</text:p>
          <text:p text:style-name="P7">04 – * Configure SAM<text:tab/>8</text:p>
          <text:p text:style-name="P7">05 – * Add songs to SAM<text:tab/>8</text:p>
          <text:p text:style-name="P7">06 – * Start SAM<text:tab/>8</text:p>
          <text:p text:style-name="P7">07 – Apply FHR Artist Ids<text:tab/>8</text:p>
          <text:p text:style-name="P8">VERY IMPORTANT PARTS<text:tab/>8</text:p>
          <text:p text:style-name="P7">08 – Apply FHR Album IDs<text:tab/>9</text:p>
          <text:p text:style-name="P8">VERY IMPORTANT PARTS<text:tab/>9</text:p>
          <text:p text:style-name="P7">09 – Condition pictures (optional)<text:tab/>10</text:p>
          <text:p text:style-name="P8">VERY IMPORTANT PARTS<text:tab/>10</text:p>
          <text:p text:style-name="P7">10 – * Install Apache<text:tab/>11</text:p>
          <text:p text:style-name="P7">11 – * Install and configure PHP<text:tab/>11</text:p>
          <text:p text:style-name="P7">12 – * Install WordPress<text:tab/>11</text:p>
          <text:p text:style-name="P7">13 – * Configure WordPress<text:tab/>11</text:p>
          <text:p text:style-name="P7">14 – Install FHRSAM WordPress plugin<text:tab/>12</text:p>
          <text:p text:style-name="P7">15 – Configure FHRSAM WordPress plugin<text:tab/>13</text:p>
          <text:p text:style-name="P8">VERY IMPORTANT PARTS<text:tab/>13</text:p>
          <text:p text:style-name="P8">Database Information<text:tab/>13</text:p>
          <text:p text:style-name="P8">SAM Information<text:tab/>14</text:p>
          <text:p text:style-name="P8">Requests Information<text:tab/>14</text:p>
          <text:p text:style-name="P8">Amazon Information<text:tab/>15</text:p>
          <text:p text:style-name="P8">Cover Art Information<text:tab/>16</text:p>
          <text:p text:style-name="P8">Other Information<text:tab/>17</text:p>
          <text:p text:style-name="P7">16 – * Enjoy <text:tab/>18</text:p>
          <text:p text:style-name="P7">17 – Support<text:tab/>18</text:p>
          <text:p text:style-name="P7">18 – Uninstall<text:tab/>18</text:p>
          <text:p text:style-name="P7">Example Now Playing Page<text:tab/>19</text:p>
          <text:p text:style-name="P7">Sample Artist Browse Page from Playlist<text:tab/>20</text:p>
          <text:p text:style-name="P7">Example Album Browse Page from Playlist<text:tab/>21</text:p>
          <text:p text:style-name="P7">Example Song Browse Page from Playlist<text:tab/>22</text:p>
          <text:p text:style-name="P7">Example Song Information Page from Playlist<text:tab/>23</text:p>
        </text:index-body>
      </text:table-of-content>
      <text:p text:style-name="P1"/>
      <text:h text:style-name="Heading_20_2" text:outline-level="2"/>
      <text:h text:style-name="P25" text:outline-level="2">General information</text:h>
      <text:p text:style-name="Text_20_body"><text:span text:style-name="T1">FHRSAM is a free WordPress plugin developed by </text:span><text:a xlink:type="simple" xlink:href="http://www.festerhead.com/">FesterHead</text:a><text:span text:style-name="T1"> (Steve Kunitzer). <text:line-break/>It provides shortcodes, </text:span><text:span text:style-name="Emphasis"><text:span text:style-name="T1">[fhrsamNowPlaying]</text:span></text:span><text:span text:style-name="T1"> and </text:span><text:span text:style-name="Emphasis"><text:span text:style-name="T1">[fhrsamPlaylist]</text:span></text:span><text:span text:style-name="T1">, for pages to show Now Playing information and a Playlist/Request interface.</text:span></text:p>
      <text:p text:style-name="Text_20_body">While the plugin is fee d<text:span text:style-name="T1">onations encourage continued development. <text:s/></text:span>Use PayPal to donate (use link in WordPress Dashboard) or get me something from my <text:a xlink:type="simple" xlink:href="http://amzn.com/w/2ZXLIVB4PMKZ">Amazon.com Music Wish List</text:a> (preferred).<text:span text:style-name="T1"> </text:span></text:p>
      <text:p text:style-name="P1">After starting FesterHead Radio using a default samPHPweb many years ago and heavily modifying it to do awesome things I decided to try and write a brand new SAM PHP framework from scratch that included all those fancy components. <text:s/>For the most part it was successful but I kept spending more time in the actual framework itself then the fancy components and quickly abandoned that effort. <text:s/>For a long time I was focused on using the phpBB forums as the base system but decided to investigate other forum and content management software as the framework and pick one that was suitable for my station. <text:s/>Several systems were investigated, such as Simple Machines Forum and Joomla, and each one had its good and bad points. <text:s/>Eventually, I decided to go with WordPress. <text:s/>This is not meant to stir up a debate on the merits of any particular system but to give a little insight into why WordPress was chosen. <text:s/>Based on what I'm able to put together including <text:s/>further development ideas I believe this was a good decision.</text:p>
      <text:h text:style-name="Heading_20_3" text:outline-level="3">Plugin built and tested using</text:h>
      <text:list xml:id="list33166814" text:style-name="L1">
        <text:list-item>
          <text:p text:style-name="P20">Apache 2.2.14</text:p>
        </text:list-item>
        <text:list-item>
          <text:p text:style-name="P20">PHP 5.3.1</text:p>
        </text:list-item>
        <text:list-item>
          <text:p text:style-name="P20">MySQL 5.1.41</text:p>
        </text:list-item>
        <text:list-item>
          <text:p text:style-name="P20">SAM 4.7.4</text:p>
        </text:list-item>
        <text:list-item>
          <text:p text:style-name="P21"><text:span text:style-name="T6">WordPress 3.0.4</text:span> with <text:span text:style-name="T6">Arjuna X 1.3.9</text:span> and <text:span text:style-name="T6">WordPress Classic 1.5</text:span> themes</text:p>
          <text:list>
            <text:list-item>
              <text:p text:style-name="P21">WordPress Default 1.6 theme is too skinny!</text:p>
            </text:list-item>
          </text:list>
        </text:list-item>
        <text:list-item>
          <text:p text:style-name="P18">Windows XP Professional</text:p>
        </text:list-item>
      </text:list>
      <text:p text:style-name="P5"/>
      <text:h text:style-name="P26" text:outline-level="2">Feature Overview</text:h>
      <text:h text:style-name="P27" text:outline-level="3">Now Playing features</text:h>
      <text:list xml:id="list33175016" text:style-name="L2">
        <text:list-item>
          <text:p text:style-name="P22">Harvests Amazon.com ASIN and details URL, if exists, using a signed query </text:p>
        </text:list-item>
        <text:list-item>
          <text:p text:style-name="P22">If rating is 0 harvests average customer rating from Amazon.com and seeds it.</text:p>
          <text:list>
            <text:list-item>
              <text:p text:style-name="P22">Note: The Amazon rating is for the album and it is applied to just the song. </text:p>
            </text:list-item>
          </text:list>
        </text:list-item>
        <text:list-item>
          <text:p text:style-name="P22">Links into playlist from Artist, Album, and Title </text:p>
        </text:list-item>
        <text:list-item>
          <text:p text:style-name="P22">When count down timer reaches 0 the interval is cleared and “reloading…” is displayed</text:p>
        </text:list-item>
      </text:list>
      <text:h text:style-name="P27" text:outline-level="3">Playlist features</text:h>
      <text:list xml:id="list33430998" text:continue-numbering="true" text:style-name="L2">
        <text:list-item>
          <text:p text:style-name="P22">Artist browsing with bread crumbs </text:p>
        </text:list-item>
        <text:list-item>
          <text:p text:style-name="P22">Album browsing with bread crumbs </text:p>
        </text:list-item>
        <text:list-item>
          <text:p text:style-name="P22">Track listing with bread crumbs </text:p>
        </text:list-item>
        <text:list-item>
          <text:p text:style-name="P22">Song information with bread crumbs </text:p>
        </text:list-item>
        <text:list-item>
          <text:p text:style-name="P22">Thumbnails in album browsing are generated on-the-fly if they don’t already exist </text:p>
        </text:list-item>
        <text:list-item>
          <text:p text:style-name="P22">Track listing has small request image link </text:p>
        </text:list-item>
        <text:list-item>
          <text:p text:style-name="P22">Track listing harvests Amazon.com ASIN and details URL, if exists, using a signed query </text:p>
        </text:list-item>
        <text:list-item>
          <text:p text:style-name="P22">Song information harvests average customer rating from Amazon.com and seeds it f it is 0.</text:p>
          <text:list>
            <text:list-item>
              <text:p text:style-name="P22">Note: The Amazon rating is for the album and it is applied to just the song. </text:p>
            </text:list-item>
          </text:list>
        </text:list-item>
        <text:list-item>
          <text:p text:style-name="P22">Song information has larger request image link </text:p>
        </text:list-item>
      </text:list>
      <text:h text:style-name="P27" text:outline-level="3">Requests features</text:h>
      <text:list xml:id="list33172844" text:style-name="L3">
        <text:list-item>
          <text:p text:style-name="P23">Implemented HTML request mechanism – Using FesterHead’s no-frills or hosted Song Requester service </text:p>
        </text:list-item>
        <text:list-item>
          <text:p text:style-name="P23">Includes an “other” option to provide own request handling methodology – includes a sample implementation I use for FesterHead Radio to put requests in a custom category </text:p>
          <text:list>
            <text:list-item>
              <text:p text:style-name="P23">Note: <text:s/>You're on your own to implement this “other” option</text:p>
            </text:list-item>
          </text:list>
        </text:list-item>
      </text:list>
      <text:h text:style-name="P27" text:outline-level="3">Configuration features</text:h>
      <text:list xml:id="list33164270" text:style-name="L4">
        <text:list-item>
          <text:p text:style-name="P24">Configuration linked off WordPress “Settings” section in dashboard for admins </text:p>
        </text:list-item>
        <text:list-item>
          <text:p text:style-name="P24">Has PayPal donate image link and Amazon.com wishlist to encourage development </text:p>
        </text:list-item>
        <text:list-item>
          <text:p text:style-name="P24">Enter database server, schema, username, password, and SAM host and port</text:p>
        </text:list-item>
        <text:list-item>
          <text:p text:style-name="P24">Option to enable Amazon information harvesting </text:p>
        </text:list-item>
        <text:list-item>
          <text:p text:style-name="P24">Enter Amazon associate tag (for buy now links), public and private access keys (for ASIN harvesting) </text:p>
          <text:list>
            <text:list-item>
              <text:p text:style-name="P24">This document does not describe how to sign up for Amazon services</text:p>
            </text:list-item>
          </text:list>
        </text:list-item>
        <text:list-item>
          <text:p text:style-name="P24">Uses signed queries to Amazon </text:p>
        </text:list-item>
        <text:list-item>
          <text:p text:style-name="P24">Supports the following Amazon regions: ca,com,co.uk,de,fr,jp (default is com) </text:p>
        </text:list-item>
        <text:list-item>
          <text:p text:style-name="P24">Enter local and web access cover art and thumbnail directories </text:p>
        </text:list-item>
        <text:list-item>
          <text:p text:style-name="P24">Enter station name </text:p>
        </text:list-item>
        <text:list-item>
          <text:p text:style-name="P24">Self-discoverable playing and playlist page ids </text:p>
        </text:list-item>
        <text:list-item>
          <text:p text:style-name="P24">Toggle flash song previews (not enabled) </text:p>
        </text:list-item>
        <text:list-item>
          <text:p text:style-name="P24">Toggle requests and set a privilege level</text:p>
        </text:list-item>
        <text:list-item>
          <text:p text:style-name="P24">Toggle save configuration on plugin deactivate or uninstall.</text:p>
          <text:list>
            <text:list-item>
              <text:p text:style-name="P24">If enabled and deactivated or uninstalled then enabled or installed again the settings will still be there. </text:p>
            </text:list-item>
          </text:list>
        </text:list-item>
      </text:list>
      <text:h text:style-name="P25" text:outline-level="2">Prerequisites</text:h>
      <text:p text:style-name="P1">Before installing this plugin please read through this entire installation file to get familiar with all the steps. <text:s/>Just installing the plugin into WordPress is not sufficient; there are a number of different procedures needed to get the system ready to support the plugin. <text:s/>While I've tried to make things as simple as possible, invariably things can and often do go wrong so be prepared.</text:p>
      <text:p text:style-name="P1"/>
      <text:p text:style-name="Standard"><text:span text:style-name="T1">This plugin follows the GNU GPL license version 3. Installing this plugin either in part or in whole constitutes agreement of the license. <text:s/>All files, where applicable, clearly indicate the license at the top of the page. <text:s/>The license is included with this plugin and can also be accessed directly </text:span><text:a xlink:type="simple" xlink:href="http://www.gnu.org/licenses/gpl-3.0.txt">using this link</text:a><text:span text:style-name="T1">. <text:s/>If you have not read the license please do so and pay special attention to the following sections: 15. Disclaimer of Warranty; 16. Limitation of Liability; 17. Interpretation of Sections 15 and 16.</text:span></text:p>
      <text:p text:style-name="P1"/>
      <text:p text:style-name="P1">Some sections of this install guide are not described in detail. <text:s/>For those places, which are labeled with an asterisk ( * ), refer to the corresponding component documentation for installation, usage, and/or support. <text:s/>Links to such may or may not be available from this document due to possibility of changing links..</text:p>
      <text:p text:style-name="P1"/>
      <text:p text:style-name="P1">This install guide does not cover:</text:p>
      <text:list xml:id="list33160570" text:style-name="L5">
        <text:list-item>
          <text:p text:style-name="P9">Installing MySQL</text:p>
        </text:list-item>
        <text:list-item>
          <text:p text:style-name="P9">Installing SAM</text:p>
        </text:list-item>
        <text:list-item>
          <text:p text:style-name="P9">Configuring SAM </text:p>
        </text:list-item>
        <text:list-item>
          <text:p text:style-name="P9">Installing Apache, or compatible, web server</text:p>
        </text:list-item>
        <text:list-item>
          <text:p text:style-name="P9">Installing PHP and configuring the web server to support PHP</text:p>
        </text:list-item>
        <text:list-item>
          <text:p text:style-name="P9">Installing and configuring WordPress</text:p>
        </text:list-item>
        <text:list-item>
          <text:p text:style-name="P9">Port opening or forwarding for web services</text:p>
        </text:list-item>
      </text:list>
      <text:p text:style-name="P1"/>
      <text:p text:style-name="P1">It is highly recommended that the installer already have familiarity with MySQL, SAM, and WordPress before attempting installation of this plugin. <text:s/>DO NOT ATTEMPT TO INSTALL ANY PART OF THIS PLUGIN TO A PRODUCTION LEVEL SAM ALREADY RUNNING AND SERVING CONTENT WITHOUT MAKING APPROPRIATE BACKUPS IN CASE OF FAILURE.</text:p>
      <text:p text:style-name="P1"/>
      <text:h text:style-name="Heading_20_2" text:outline-level="2">Disclaimer</text:h>
      <text:p text:style-name="P1">I am not a PHP, WordPress or SQL expert. <text:s/>While I make every attempt to write beautiful, succinct code there may be portions that are ugly and /or not optimized; to a certain degree I accept constructive criticism to improve clarity and efficiency. <text:s/>Those that need to berate this plugin and components to prove their superiority will be mocked to the best of my ability.</text:p>
      <text:p text:style-name="P1"/>
      <text:h text:style-name="Heading_20_2" text:outline-level="2"/>
      <text:h text:style-name="P25" text:outline-level="2">01 – * Install MySQL</text:h>
      <text:p text:style-name="P1">The plugin and components are written for and tested using the MySQL database. <text:s/>If you are not using MySQL or don't want to use MySQL then STOP; this plugin is not for you.</text:p>
      <text:p text:style-name="P1"/>
      <text:p text:style-name="P1">The MySQL version used during development, testing, and production for FesterHead Radio is <text:span text:style-name="T6">mysql-essential-5.1.41-win32</text:span>. <text:s/>Any version in the 5.1.x branch should work OK. <text:s/>Any other version branch is used at your own risk.</text:p>
      <text:p text:style-name="P1"/>
      <text:p text:style-name="P1">If you already have MySQL running then there is no need to install another! <text:s/>You can use your existing database.</text:p>
      <text:h text:style-name="Heading_20_2" text:outline-level="2">02 – * Install SAM</text:h>
      <text:p text:style-name="P1">If you already have a SAM running then DO NOT UNINSTALL IT! <text:s/>Instead, install another SAM <text:s/>using a different database name (for example fhrsam) to become familiar with the plugin. <text:s/>Later, you can apply the conditioning to the existing SAM then change the plugin database component to use the first SAM.</text:p>
      <text:p text:style-name="P1"/>
      <text:p text:style-name="P1">If you do not have SAM installed then install it now.</text:p>
      <text:h text:style-name="Heading_20_2" text:outline-level="2"/>
      <text:h text:style-name="P25" text:outline-level="2">03 – Condition SAM database</text:h>
      <text:p text:style-name="P1">Conditioning the database is done using a PAL. <text:s/>It alters the database columns to increase the varchar sizes to 255, changes the rating column to support floats, and adds additional indexes. <text:s/>IT IS NOT OPTIONAL. <text:s/>It also inserts additional columns to add support for artist and album IDs that will be used for the plugin to pass information between pages (the plugin does NOT pass any strings which makes it easier to validate and prevent malicious injections).</text:p>
      <text:p text:style-name="P1"/>
      <text:p text:style-name="P1">The PAL should only ever be run ONCE. <text:s/>If database changes are needed in future versions of this plugin we'll figure out the best way to handle it. <text:s/>For now, after running the conditioner PAL it should be REMOVED from the SAM PAL window.</text:p>
      <text:p text:style-name="P1"/>
      <text:p text:style-name="P1">Load <text:span text:style-name="T5">fhr_condition_database.pal</text:span> into the SAM PAL window and open it for editing.</text:p>
      <text:p text:style-name="P1">In general, the default values should be OK but are available for change.</text:p>
      <text:p text:style-name="P1"/>
      <text:p text:style-name="P1"><draw:frame draw:style-name="fr1" draw:name="graphics2" text:anchor-type="paragraph" svg:width="6.6925in" svg:height="0.4618in" draw:z-index="0"><draw:image xlink:href="Pictures/20000007000044F1000004C29F814660.svm" xlink:type="simple" xlink:show="embed" xlink:actuate="onLoad"/></draw:frame>At least one Festerism is required. <text:s/>At this time there are no components in the plugin that use this functionality but that may change in the future. <text:s/>Fell free to mock turtles or lament about an oncoming ice age. <text:s/>Or simply leave as-is since FesterHead is indeed cool.</text:p>
      <text:p text:style-name="P1"/>
      <text:p text:style-name="P1"><draw:frame draw:style-name="fr1" draw:name="graphics3" text:anchor-type="paragraph" svg:width="6.6925in" svg:height="0.7472in" draw:z-index="1"><draw:image xlink:href="Pictures/200000070000483F000008116A4C9D86.svm" xlink:type="simple" xlink:show="embed" xlink:actuate="onLoad"/></draw:frame>The default show title and description is displayed on the Now Playing page. <text:s/>If you run special shows you can update this database value (see fhr_show_info table) manually or with a PAL (not included) to be able to display the show title and description.</text:p>
      <text:p text:style-name="P1"/>
      <text:p text:style-name="P1">You probably want to change "FesterBot" to something more appropriate for your station.</text:p>
      <text:p text:style-name="P1"/>
      <text:p text:style-name="P1"><draw:frame draw:style-name="fr1" draw:name="graphics4" text:anchor-type="paragraph" svg:width="6.6925in" svg:height="0.6047in" draw:z-index="2"><draw:image xlink:href="Pictures/20000007000045C40000064F43B907F2.svm" xlink:type="simple" xlink:show="embed" xlink:actuate="onLoad"/></draw:frame>This setting limits the song types shown on the Now Playing page. <text:s/>It is useful for hiding Ids, Jingles, Sound FX, Sound Bites, etc. (providing of course those items have had their song type changed to something other than 'S').</text:p>
      <text:p text:style-name="P1"/>
      <text:p text:style-name="P1">In theory this may be able to take a comma separated list of song types but this has not been tested nor is it supported at this time. <text:s/>ATTEMPT AT YOUR OWN RISK.</text:p>
      <text:p text:style-name="P1"/>
      <text:p text:style-name="P1"><draw:frame draw:style-name="fr2" draw:name="graphics5" text:anchor-type="paragraph" svg:width="4.3654in" svg:height="0.3437in" draw:z-index="3"><draw:image xlink:href="Pictures/2000000700002B4F0000036A729A834A.svm" xlink:type="simple" xlink:show="embed" xlink:actuate="onLoad"/></draw:frame>Enter the number of songs to include in the coming up list. <text:s/>This should be set to the number of songs SAM is told to keep in the queue. <text:s/>This value has no effect at all on putting songs in the queue.</text:p>
      <text:p text:style-name="P1"/>
      <text:p text:style-name="P1">At this time the plugin will only show the artist name in the coming up section. <text:s/>A later version may offer configuration options to include more details such as album and song title.</text:p>
      <text:p text:style-name="P1"/>
      <text:p text:style-name="P1">If the value is greater than one and then same artist is going to be played next in a row then the artist name is listed more than once. <text:s/>A later version may aggregate back-to-back artists as one unit.</text:p>
      <text:p text:style-name="P1"><text:soft-page-break/></text:p>
      <text:p text:style-name="P1"><draw:frame draw:style-name="fr2" draw:name="graphics6" text:anchor-type="paragraph" svg:width="4.678in" svg:height="0.3862in" draw:z-index="4"><draw:image xlink:href="Pictures/2000000700002E69000003D44C32A4A7.svm" xlink:type="simple" xlink:show="embed" xlink:actuate="onLoad"/></draw:frame>Enter the number of songs to show on the Recently Played page. <text:s/>The Recently Played page is not currently available. <text:s/>A later version may offer Recently Played options either by a listing, RSS feed, and/or something else.</text:p>
      <text:p text:style-name="P1"/>
      <text:p text:style-name="P1"><draw:frame draw:style-name="fr2" draw:name="graphics7" text:anchor-type="paragraph" svg:width="4.0311in" svg:height="0.5217in" draw:z-index="5"><draw:image xlink:href="Pictures/20000007000028000000052C50417D94.svm" xlink:type="simple" xlink:show="embed" xlink:actuate="onLoad"/></draw:frame>DO NO EDIT ANY CODE BELOW THESE LINES! <text:s/>EVER!</text:p>
      <text:p text:style-name="P1"/>
      <text:p text:style-name="P1">Once you have set the values give them a quick double-check.</text:p>
      <text:p text:style-name="P1">Save the PAL, compile it, run it, then REMOVE it from the PAL window.</text:p>
      <text:p text:style-name="P1"/>
      <text:p text:style-name="P1">Any errors are most likely incorrect syntax used in the configuration; but those shouldn't pass the compile stage. <text:s/>If you need support with this component make a screen shot of the PAL window making sure the error is listed then <text:a xlink:type="simple" xlink:href="http://www.songrequester.com/forum/viewforum.php?f=17">post a note in plugin support forum</text:a>.</text:p>
      <text:p text:style-name="P1"/>
      <text:p text:style-name="P1">For those interested in the SQL used to condition the database (alter tables, create new tables, create views, insert default data, ...) can scroll down towards the bottom of the PAL and see what is going on. <text:s/>While I am not a SQL expert I have enough knowledge to be deadly. <text:s/>This SQL works for me and it should work for you, too.</text:p>
      <text:h text:style-name="Heading_20_2" text:outline-level="2"/>
      <text:h text:style-name="P25" text:outline-level="2">04 – * Configure SAM</text:h>
      <text:p text:style-name="P1">Configure SAM to your liking.</text:p>
      <text:h text:style-name="Heading_20_2" text:outline-level="2">05 – * Add songs to SAM</text:h>
      <text:p text:style-name="P1">Add songs to SAM. <text:s/>This can either be a full set of songs or a sample set. <text:s/>Keep in mind that there may be PALs to run later whenever songs are added to SAM.</text:p>
      <text:h text:style-name="Heading_20_2" text:outline-level="2">06 – * Start SAM</text:h>
      <text:p text:style-name="P1">Start SAM streaming.</text:p>
      <text:h text:style-name="Heading_20_2" text:outline-level="2">07 – Apply FHR Artist Ids</text:h>
      <text:p text:style-name="P1">The samPHPweb application currently passes artist information between pages using the actual characters of the artist. <text:s/>This can lead to character encoding, URL formatting, and potential SQL injection errors. <text:s/>Instead of using characters, I've designed a PAL that will assign a unique ID number to each artist in the system.</text:p>
      <text:p text:style-name="P1"/>
      <text:p text:style-name="P1">Load <text:span text:style-name="T2">fhr_artistid.pal</text:span> into the SAM PAL window. <text:s/>There is nothing to edit but feel free to open it and take a look to see what it does. <text:s/></text:p>
      <text:p text:style-name="P1"/>
      <text:h text:style-name="Heading_20_3" text:outline-level="3">VERY IMPORTANT PARTS</text:h>
      <text:list xml:id="list33172746" text:style-name="L6">
        <text:list-item>
          <text:p text:style-name="P10">This PAL must be run every time new songs are added to SAM. <text:s/>By default the artist ID value for a song when it is added is 0 (zero). <text:s/>If you see lots of zeroes in the URLs for artists then this PAL needs to run (or is in the process of running).</text:p>
        </text:list-item>
        <text:list-item>
          <text:p text:style-name="P10">For systems with a large number of songs this may take a long time to run. <text:s/>In order to prevent locking up the system there is a throttle in place that only allows one artist to be updated every second. <text:s/>If there are 300 unique artists in the system the PAL will take a minimum of 300 seconds (5 minutes) to run.</text:p>
        </text:list-item>
        <text:list-item>
          <text:p text:style-name="P10">The ability to assign unique IDs is completely dependent on the quality of data. <text:s/>The artist value of the songs must match exactly in case and punctuation for it to be considered the same. <text:s/>If the case and punctuation do not match exactly this PAL will assign different IDs. <text:s/>It is up to you to quality control the data. <text:s/>Garbage in, garbage out. <text:s/>And managing garbage stinks.</text:p>
        </text:list-item>
      </text:list>
      <text:p text:style-name="P1"/>
      <text:p text:style-name="P1">This PAL may be run at the same time as the PAL that generates album IDs.</text:p>
      <text:p text:style-name="P1"/>
      <text:p text:style-name="P1">The PAL tries to be efficient in adding the IDs; songs that already have an artist ID are not reprocessed when the PAL is run again. <text:s/>It also has built-in smartitude; if an artist already has been assigned an ID in the system any new songs added will use the same ID for that artist.</text:p>
      <text:h text:style-name="Heading_20_2" text:outline-level="2"/>
      <text:h text:style-name="P25" text:outline-level="2">08 – Apply FHR Album IDs</text:h>
      <text:p text:style-name="P1">The samPHPweb application currently passes album information between pages using the actual characters of the album. <text:s/>This can lead to character encoding, URL formatting, and potential SQL injection errors. <text:s/>Instead of using characters, I've designed a PAL that will assign a unique ID number to each album in the system.</text:p>
      <text:p text:style-name="P1"/>
      <text:p text:style-name="P1">Load <text:span text:style-name="T2">fhr_albumid.pal</text:span> into the SAM PAL window. <text:s/>There is nothing to edit but feel free to open it and take a look to see what it does. <text:s/></text:p>
      <text:p text:style-name="P1"/>
      <text:h text:style-name="Heading_20_3" text:outline-level="3">VERY IMPORTANT PARTS</text:h>
      <text:list xml:id="list33148787" text:style-name="L7">
        <text:list-item>
          <text:p text:style-name="P11">This PAL must be run every time new songs are added to SAM. <text:s/>By default the album ID value for a song when it is added is 0 (zero). <text:s/>If you see lots of zeroes in the URLs for albums then this PAL needs to run (or is in the process of running).</text:p>
        </text:list-item>
        <text:list-item>
          <text:p text:style-name="P11">For systems with a large number of songs this may take a long time to run. <text:s/>In order to prevent locking up the system there is a throttle in place that only allows one album to be updated every second. <text:s/>If there are 300 unique albums in the system the PAL will take a minimum of 300 seconds (5 minutes) to run.</text:p>
        </text:list-item>
        <text:list-item>
          <text:p text:style-name="P11">The ability to assign unique IDs is completely dependent on the quality of data. <text:s/>The album value of the songs must match exactly in case and punctuation for it to be considered the same. <text:s/>If the case and punctuation do not match exactly this PAL will assign different IDs. <text:s/>It is up to you to quality control the data. <text:s/>Garbage in, garbage out. <text:s/>And managing garbage stinks. <text:s/></text:p>
        </text:list-item>
      </text:list>
      <text:p text:style-name="P1"/>
      <text:p text:style-name="P1">The album ID is calculated by using the concatenation of the artist name and album name. <text:s/>In this way the album "Gold" by Rush will have a different album ID than the album "Gold" by the Scorpions. <text:s/>While this example uses compilation albums, it is not too uncommon to have an album of the same name by different artists. <text:s/>One of the down-sides of this logic is various artist albums are assigned multiple album IDs and therefore not grouped in the Playlist page; one per artist. <text:s/>For a various artist album with 10 artists there will be 10 album IDs and 10 listings on the Playlist page. <text:s/>I am evaluating options and alternatives to be able to group various artist albums better on the Playlist page but haven't found a good means yet. <text:s/></text:p>
      <text:p text:style-name="P1"/>
      <text:p text:style-name="P1">This PAL may be run at the same time as the PAL that generates artist IDs.</text:p>
      <text:p text:style-name="P1"/>
      <text:p text:style-name="P1">The PAL tries to be efficient in adding the IDs; songs that already have an album ID are not reprocessed when the PAL is run again. <text:s/>It also has built-in smartitude; if an album already has been assigned an ID in the system any new songs added will use the same ID for that album. <text:s/>This is useful if you add only a portion of an album at one time then add more songs later.</text:p>
      <text:h text:style-name="Heading_20_2" text:outline-level="2"/>
      <text:h text:style-name="P25" text:outline-level="2">09 – Condition pictures (optional)</text:h>
      <text:p text:style-name="P1">When adding songs to SAM, one image per song is saved to the local picture directory (refer to SAM -&gt; config -&gt; general). <text:s/>These pictures generally start with "az_", have some alpha-numeric code, then the artist and album; but not always.</text:p>
      <text:p text:style-name="P1"/>
      <text:p text:style-name="P1">If you'd like to condition these down to one picture per album then this is the PAL for you! <text:s/>This is optional, but recommended. <text:s/>Helps prevent any URL escaping issues when generating HTML image source references.</text:p>
      <text:p text:style-name="P1"/>
      <text:p text:style-name="P1">Load <text:span text:style-name="T6">fhr_picture.pal</text:span> into the SAM PAL window and open it for editing.</text:p>
      <text:p text:style-name="P1"/>
      <text:p text:style-name="P1"><draw:frame draw:style-name="fr3" draw:name="graphics8" text:anchor-type="paragraph" svg:width="6.6571in" svg:height="0.5102in" draw:z-index="6"><draw:image xlink:href="Pictures/200000070000420C00000511FAA73A1D.svm" xlink:type="simple" xlink:show="embed" xlink:actuate="onLoad"/></draw:frame>Set the picture path to be the exact same values in SAM for the local picture directory (refer to SAM -&gt; config -&gt; general). <text:s/>Include the trailing \ at the end of the path for the noted reason.</text:p>
      <text:p text:style-name="P1"/>
      <text:h text:style-name="Heading_20_3" text:outline-level="3">VERY IMPORTANT PARTS</text:h>
      <text:list xml:id="list33151979" text:style-name="L8">
        <text:list-item>
          <text:p text:style-name="P12">If you decide to use this, the PAL should be run every time new songs are added to SAM, but AFTER the album ID PAL has nothing to process.. <text:s/>The picture will use the album ID as the name.</text:p>
        </text:list-item>
        <text:list-item>
          <text:p text:style-name="P12">For systems with a large number of songs this may take a long time to run. <text:s/>In order to prevent locking up the system there is a throttle in place that only allows one album to be updated every second. <text:s/>If there are 300 unique albums in the system the PAL will take a minimum of 300 seconds (5 minutes) to run.</text:p>
        </text:list-item>
        <text:list-item>
          <text:p text:style-name="P12">The "az_" images are not deleted from this PAL. <text:s/>It is up to you to delete them. <text:s/>You can leave them and everything will be OK; just wasting space.</text:p>
        </text:list-item>
        <text:list-item>
          <text:p text:style-name="P12">If you host your website on a remote server make sure to upload the new images.</text:p>
        </text:list-item>
        <text:list-item>
          <text:p text:style-name="P12">This PAL is configured to handle only JPG pictures. <text:s/>If for some reason your songs are tagged with pictured other than the JPG format DO NOT USE THIS PAL!</text:p>
        </text:list-item>
      </text:list>
      <text:h text:style-name="Heading_20_2" text:outline-level="2"/>
      <text:h text:style-name="P25" text:outline-level="2">10 – * Install Apache</text:h>
      <text:p text:style-name="P1">Install the Apache (or compatible) web server.</text:p>
      <text:p text:style-name="P1">The Apache version used during development, testing, and production for FesterHead Radio is <text:span text:style-name="T6">apache_2.2.14-win32-x86-no_ssl</text:span>. <text:s/>Any Apache version, including the 1.3 branch, should be OK.</text:p>
      <text:h text:style-name="Heading_20_2" text:outline-level="2">11 – * Install and configure PHP</text:h>
      <text:p text:style-name="P1">Configure the web server for PHP support.</text:p>
      <text:p text:style-name="P1">The PHP version used during development, testing, and production for FesterHead Radio is <text:span text:style-name="T6">php-5.3.1-Win32-VC6-x86</text:span>. <text:s/>Any version of PHP in the 5.3 branch or above should be OK. <text:s/>Lower versions may work but will not be supported.</text:p>
      <text:p text:style-name="P1"/>
      <text:p text:style-name="P1">In general, a default <text:span text:style-name="T6">PHP.ini</text:span> will work but one or more extensions may need to be enabled. <text:s/>Here is the list enabled in PHP used by FesterHead Radio:</text:p>
      <text:p text:style-name="P2">extension=php_curl.dll</text:p>
      <text:p text:style-name="P2">extension=php_gd2.dll</text:p>
      <text:p text:style-name="P2">extension=php_mysql.dll</text:p>
      <text:p text:style-name="P4">extension=php_openssl.dll</text:p>
      <text:p text:style-name="P2">extension=php_xsl.dll</text:p>
      <text:p text:style-name="P1"/>
      <text:p text:style-name="P1">The Apache/PHP combo used for FesterHead Radio host several other systems, including my <text:a xlink:type="simple" xlink:href="http://www.songrequester.com/">Song Requester service</text:a> and I forget exactly which extensions are needed for the plugin.</text:p>
      <text:p text:style-name="P1"/>
      <text:p text:style-name="P1">If you are not able to enable extensions in your PHP due to web host restrictions STOP; this plugin will probably not work 100%.</text:p>
      <text:h text:style-name="Heading_20_2" text:outline-level="2">12 – * Install WordPress</text:h>
      <text:p text:style-name="P1">Install WordPress.</text:p>
      <text:h text:style-name="Heading_20_2" text:outline-level="2">13 – * Configure WordPress</text:h>
      <text:p text:style-name="P1">Configure WordPress.</text:p>
      <text:h text:style-name="Heading_20_2" text:outline-level="2"/>
      <text:h text:style-name="P25" text:outline-level="2">14 – Install FHRSAM WordPress plugin</text:h>
      <text:p text:style-name="P1">Log into WordPress as an administrator, go to the Dashboard and select “Plugins” → “Add New” then click on the “Upload” link.</text:p>
      <text:p text:style-name="P1"><draw:frame draw:style-name="fr4" draw:name="graphics9" text:anchor-type="paragraph" svg:width="4.8862in" svg:height="2.052in" draw:z-index="7"><draw:image xlink:href="Pictures/200000070000307A0000145DBE9A74A8.svm" xlink:type="simple" xlink:show="embed" xlink:actuate="onLoad"/></draw:frame></text:p>
      <text:p text:style-name="P1">“Browse...” to the FHRSAM plugin, then click “Install Now”.</text:p>
      <text:p text:style-name="P1"/>
      <text:p text:style-name="P1">Go to the “Plugins” → “Plugins” page and you should see the FHRSAM plugin. <text:s/>If it is not activated, do so now.</text:p>
      <text:p text:style-name="P1"><draw:frame draw:style-name="fr1" draw:name="graphics10" text:anchor-type="paragraph" svg:width="6.6925in" svg:height="0.4319in" draw:z-index="8"><draw:image xlink:href="Pictures/2000000700004B3F000004DD012CC09B.svm" xlink:type="simple" xlink:show="embed" xlink:actuate="onLoad"/></draw:frame></text:p>
      <text:p text:style-name="P1">Under the Dashboard “Settings” section you will see the FHRSAM Plug-in link. <text:s/>Click and proceed to the next step: Configure the FHRSAM WordPress plugin (you may have more or less links as seen in the settings screen shot below depending on any extra WordPress plug-ins you have installed).</text:p>
      <text:p text:style-name="P1"><draw:frame draw:style-name="fr4" draw:name="graphics11" text:anchor-type="paragraph" svg:width="1.5425in" svg:height="3.3228in" draw:z-index="9"><draw:image xlink:href="Pictures/2000000700000F4D000020F902B62074.svm" xlink:type="simple" xlink:show="embed" xlink:actuate="onLoad"/></draw:frame></text:p>
      <text:p text:style-name="P1"/>
      <text:p text:style-name="P1">Note: <text:s/>When the plug-in is out of beta it will be submitted to the WordPress database so it can be installed and managed directly from their repository.</text:p>
      <text:p text:style-name="P1"/>
      <text:p text:style-name="P1">Note: <text:s/>Since this plugin is in beta not all aspects of the documentation are ready for it to be submitted to WordPress.</text:p>
      <text:h text:style-name="Heading_20_2" text:outline-level="2"><text:soft-page-break/>15 – Configure FHRSAM WordPress plugin</text:h>
      <text:p text:style-name="P1">Before getting into the actual configuration components of the plugin it is best to create the pages where the shortcodes will be used.</text:p>
      <text:p text:style-name="P1"/>
      <text:p text:style-name="P1">Go to “Pages” → “Add New”</text:p>
      <text:p text:style-name="P1"/>
      <text:p text:style-name="P1">Create a page titled “Playlist” with the following shortcode as the body:</text:p>
      <table:table table:name="Table1" table:style-name="Table1">
        <table:table-column table:style-name="Table1.A"/>
        <table:table-row>
          <table:table-cell table:style-name="Table1.A1" office:value-type="string">
            <text:p text:style-name="P3">[fhrsamPlaylist] </text:p>
          </table:table-cell>
        </table:table-row>
      </table:table>
      <text:p text:style-name="P1"/>
      <text:p text:style-name="P1">Create a page titled “Now Playing” with the following shortcode as the body:</text:p>
      <table:table table:name="Table2" table:style-name="Table2">
        <table:table-column table:style-name="Table2.A"/>
        <table:table-row>
          <table:table-cell table:style-name="Table2.A1" office:value-type="string">
            <text:p text:style-name="P3">[fhrsamNowPlaying] </text:p>
          </table:table-cell>
        </table:table-row>
      </table:table>
      <text:p text:style-name="P1"/>
      <text:h text:style-name="Heading_20_3" text:outline-level="3">VERY IMPORTANT PARTS</text:h>
      <text:list xml:id="list33162912" text:style-name="L9">
        <text:list-item>
          <text:p text:style-name="P13">Only use the shortcodes at most one time; more than once may result in Bad Things when the plugin creates links for songs, albums, and artists.</text:p>
        </text:list-item>
        <text:list-item>
          <text:p text:style-name="P13">TODO: <text:s/>add more important information</text:p>
        </text:list-item>
      </text:list>
      <text:p text:style-name="P1"/>
      <text:p text:style-name="P1">You can use whatever templates and order you want. <text:s/>It is best to uncheck the “allow comments” option as these pages will be displaying dynamic information. <text:s/>Let your users comment elsewhere.</text:p>
      <text:p text:style-name="P1"/>
      <text:p text:style-name="P1">While it is possible to include other information in the body of the pages I have not attempted to do so and any additions may cause the pages to format incorrectly so try at your own risk.</text:p>
      <text:p text:style-name="P1"/>
      <text:h text:style-name="Heading_20_3" text:outline-level="3">Database Information</text:h>
      <text:p text:style-name="P1"><draw:frame draw:style-name="fr5" draw:name="graphics12" text:anchor-type="paragraph" svg:x="0.4028in" svg:y="0in" svg:width="5.8862in" svg:height="2.6571in" draw:z-index="10"><draw:image xlink:href="Pictures/2000000700003A6600001A5C76573FD2.svm" xlink:type="simple" xlink:show="embed" xlink:actuate="onLoad"/></draw:frame></text:p>
      <text:p text:style-name="P1"><text:span text:style-name="T4">Server</text:span>: <text:s/>Enter the IP or host name of the database</text:p>
      <text:p text:style-name="P1">Examples: localhost, www.mydatabase.com, 192.168.1.101, 202.112.256.000</text:p>
      <text:p text:style-name="P1"/>
      <text:p text:style-name="P1"><text:span text:style-name="T4">Schema</text:span>: <text:s/>Enter the MySQL database schema that SAM is using</text:p>
      <text:p text:style-name="P1">Examples: samdb, fhrsam</text:p>
      <text:p text:style-name="P1"/>
      <text:p text:style-name="P1"><text:span text:style-name="T4">Username</text:span>: <text:s/>Enter the username that SAM uses to connect to the database</text:p>
      <text:p text:style-name="P1"><text:span text:style-name="T4">Password</text:span>: Enter the password that SAM uses to connect to the database</text:p>
      <text:p text:style-name="P1"/>
      <text:h text:style-name="Heading_20_3" text:outline-level="3"><text:soft-page-break/>SAM Information</text:h>
      <text:p text:style-name="P1"><draw:frame draw:style-name="fr4" draw:name="graphics13" text:anchor-type="paragraph" svg:width="5.9799in" svg:height="1.7925in" draw:z-index="11"><draw:image xlink:href="Pictures/2000000700003B54000011C86FA5E9A6.svm" xlink:type="simple" xlink:show="embed" xlink:actuate="onLoad"/></draw:frame></text:p>
      <text:p text:style-name="P1"><text:span text:style-name="T4">SAM host</text:span>: <text:s/>Enter the IP or host name of the database</text:p>
      <text:p text:style-name="P1">Examples: localhost, www.mysam.com, 192.168.1.101, 202.112.256.000</text:p>
      <text:p text:style-name="P1"/>
      <text:p text:style-name="P1"><text:span text:style-name="T4">SAM port</text:span>: <text:s/>Enter the port used by SAM to listen to requests</text:p>
      <text:p text:style-name="P1">Examples: 1221, 2222</text:p>
      <text:p text:style-name="P1">Refer to SAM → config → general → HTTP Handler Port</text:p>
      <text:p text:style-name="P1"/>
      <text:h text:style-name="Heading_20_3" text:outline-level="3">Requests Information</text:h>
      <text:p text:style-name="P1"><draw:frame draw:style-name="fr6" draw:name="graphics14" text:anchor-type="paragraph" svg:width="6.6925in" svg:height="2.4638in" draw:z-index="12"><draw:image xlink:href="Pictures/20000007000054C100001F3782248DD5.svm" xlink:type="simple" xlink:show="embed" xlink:actuate="onLoad"/></draw:frame></text:p>
      <text:p text:style-name="P1"><text:span text:style-name="T4">Enable requests?</text:span> <text:s/>Check the box to enable requests. <text:s/>If this box is not checked then the rest of the configuration elements in this section are not needed.</text:p>
      <text:p text:style-name="P1"/>
      <text:p text:style-name="P1"><text:span text:style-name="T4">What is the minimum role needed to make requests?</text:span> <text:s/>Select a role from the drop-down. <text:s/>At this time only the default roles provided by WordPress are available. <text:s/>If you have deleted or do not use these roles then STOP; this plugin will not work for you. <text:s/>A later version may provide a custom role to be entered.</text:p>
      <text:p text:style-name="P1"/>
      <text:p text:style-name="P1"><text:span text:style-name="T4">What type of request mechanism is going to be used?</text:span> <text:s/>Select a request type from the drop-down. <text:s/>At this time three request mechanisms are supported:</text:p>
      <text:list xml:id="list33150109" text:style-name="L10">
        <text:list-item>
          <text:p text:style-name="P14"><text:a xlink:type="simple" xlink:href="http://www.songrequester.com/forum/blog.php/how-to-instructions/usage-no-frills">FesterHead's No Frills Song Requester Service</text:a></text:p>
        </text:list-item>
        <text:list-item>
          <text:p text:style-name="P14"><text:a xlink:type="simple" xlink:href="http://www.songrequester.com/forum/blog.php/how-to-instructions/usage-hosted">FesterHead's Hosted Song Requester Service</text:a></text:p>
        </text:list-item>
      </text:list>
      <text:list xml:id="list33162505" text:style-name="L11">
        <text:list-item>
          <text:p text:style-name="P15">If this is selected enter the ID in the FesterHead's Hosted Song Requester Service ID box</text:p>
        </text:list-item>
      </text:list>
      <text:list xml:id="list33150603" text:style-name="L12">
        <text:list-item>
          <text:p text:style-name="P16">Other – I have smartitude</text:p>
        </text:list-item>
      </text:list>
      <text:list xml:id="list33154021" text:style-name="L13">
        <text:list-item>
          <text:p text:style-name="P17">If this is selected then edit <text:span text:style-name="T6">requests.php</text:span> to reflect how you handle requests. <text:s/>This file is an empty shell that provides you the means to do whatever you want.</text:p>
        </text:list-item>
        <text:list-item>
          <text:p text:style-name="P17">Refer to <text:span text:style-name="T6">fhr_requests.php</text:span> for the request mechanism I use on FesterHead radio that <text:soft-page-break/>adds requested songs to a custom category</text:p>
        </text:list-item>
      </text:list>
      <text:p text:style-name="P1"/>
      <text:p text:style-name="P1"><text:span text:style-name="T2">Direct requests into SAM via the HTTP Handler Port (also known as private requests when using samPHPweb) are not supported at this time</text:span>. <text:s/>Originally I wasn't going to include requests in the beta but decided to add at least a minimal level of request support.</text:p>
      <text:h text:style-name="Heading_20_3" text:outline-level="3">Amazon Information</text:h>
      <text:p text:style-name="P1"><draw:frame draw:style-name="fr6" draw:name="graphics15" text:anchor-type="paragraph" svg:width="6.6925in" svg:height="2.7728in" draw:z-index="13"><draw:image xlink:href="Pictures/2000000700004C9700001FBC10D8102A.svm" xlink:type="simple" xlink:show="embed" xlink:actuate="onLoad"/></draw:frame></text:p>
      <text:p text:style-name="P1"><text:span text:style-name="T4">Display Amazon.com buy links?</text:span> <text:s/>Check the box to enable Amazon buy now links, ASIN value harvesting, and album rating harvesting (applied to each song in the album). <text:s/>Highly recommended to enable.</text:p>
      <text:p text:style-name="P1"/>
      <text:p text:style-name="P1"><text:span text:style-name="T4">Associate tag</text:span>: <text:s/>Enter your Amazon associate tag</text:p>
      <text:p text:style-name="P1"><text:span text:style-name="T4">Access key</text:span>: <text:s/>Enter your Amazon web service access key</text:p>
      <text:p text:style-name="P1"><text:span text:style-name="T4">Private key</text:span>: <text:s/>Enter your Amazon web service private key</text:p>
      <text:p text:style-name="P1">(TODO: Put links to how and/or where to get this information)</text:p>
      <text:p text:style-name="P1"/>
      <text:p text:style-name="P1"><text:span text:style-name="T4">Amazon region</text:span>: <text:s/>Select an Amazon region to link to and harvest information from.</text:p>
      <text:p text:style-name="P1">If your particular Amazon region is not listed <text:a xlink:type="simple" xlink:href="http://www.songrequester.com/forum/viewforum.php?f=17">enter an enhancement request</text:a></text:p>
      <text:p text:style-name="P1"/>
      <text:h text:style-name="Heading_20_3" text:outline-level="3"/>
      <text:h text:style-name="P28" text:outline-level="3">Cover Art Information</text:h>
      <text:p text:style-name="P1"><draw:frame draw:style-name="fr6" draw:name="graphics16" text:anchor-type="paragraph" svg:width="6.6925in" svg:height="3.272in" draw:z-index="14"><draw:image xlink:href="Pictures/20000007000054F60000298D7F7D6070.svm" xlink:type="simple" xlink:show="embed" xlink:actuate="onLoad"/></draw:frame></text:p>
      <text:p text:style-name="P1">This is probably the trickiest setting; entering paths to cover and thumbnail art.</text:p>
      <text:p text:style-name="P1"/>
      <text:p text:style-name="P1">If the images are not displaying correctly then view the source output of the offending page(s), find where the HTML image source references are, and determine the pathing error. <text:s/>For additional assistance consider <text:a xlink:type="simple" xlink:href="http://www.songrequester.com/forum/viewforum.php?f=17">opening a support topic</text:a> and I may be able to help.</text:p>
      <text:p text:style-name="P1"/>
      <text:p text:style-name="P1"><text:span text:style-name="T4">Specify the cover art directory which will be used for making the thumbnails. </text:span><text:s/>This should be a full local path. <text:s/>Use / to separate folders and include a trailing /. <text:s/>This is the location on the web server where the cover art images reside.</text:p>
      <text:p text:style-name="P1">Example: C:/VirtualHosts/festerhead.com/htdocs/coverart/</text:p>
      <text:p text:style-name="P1"/>
      <text:p text:style-name="P1"><text:span text:style-name="T4">Enter the cover art directory for web access.</text:span> <text:s/>This can either be a full absolute path or a relative path to the cover art folder with respect to WordPress wp-content folder.</text:p>
      <text:p text:style-name="P1">Example full absolute path: <text:s/>http://www.festerhead.com/coverart/</text:p>
      <text:p text:style-name="P1">Example relative path: ../../coverart/</text:p>
      <text:p text:style-name="P1"/>
      <text:p text:style-name="P1"><text:span text:style-name="T4">Specify the thumbnail art directory which will be used for storing the thumbnails.</text:span> <text:s/>Thumbnails are generated only one time then stored to improve efficiency. <text:s/>This should be a full local path. <text:s/>Use / to separate folders and include a trailing /. <text:s/>This is the location on the web server where the thumbnail art images reside.</text:p>
      <text:p text:style-name="P1">Example: C:/VirtualHosts/festerhead.com/htdocs/coverart/thumbnails/</text:p>
      <text:p text:style-name="P1"/>
      <text:p text:style-name="P1"><text:span text:style-name="T4">Enter the thumbnail art directory for web access.</text:span> <text:s/>This can either be a full absolute path or a relative path to the thumbnail art folder with respect to WordPress wp-content folder.</text:p>
      <text:p text:style-name="P1">Example full absolute path: <text:s/>http://www.festerhead.com/coverart/thumbnails/</text:p>
      <text:p text:style-name="P1">Example relative path: ../../coverart/thumbnails/</text:p>
      <text:p text:style-name="P1"/>
      <text:p text:style-name="P1"><text:span text:style-name="T4">Thumbnail height</text:span>: <text:s/>Enter a value, in pixels, for the height of the generated thumbnails.</text:p>
      <text:p text:style-name="P1"><text:span text:style-name="T4">Thumbnail width</text:span>: <text:s/>Enter a value, in pixels, for the width of the generated thumbnails.</text:p>
      <text:p text:style-name="P1"/>
      <text:p text:style-name="Standard"><text:span text:style-name="T1">In general, you want to use values for the thumbnail height and width in the same ratio as the cover art. <text:s/>If your cover art images are all generally 200 pixels by 200 pixels then a thumbnail height and </text:span><text:soft-page-break/><text:span text:style-name="T1">width of 30 pixels is good. <text:s/></text:span></text:p>
      <text:p text:style-name="P1"/>
      <text:p text:style-name="P1">If your cover art has a wide range of sizes then try to find a happy median. <text:s/>Inconsistent sizes will yield inconsistent results. <text:s/>In other words, garbage in, garbage out; and managing garbage stinks.</text:p>
      <text:p text:style-name="P1"/>
      <text:h text:style-name="Heading_20_3" text:outline-level="3">Other Information</text:h>
      <text:p text:style-name="P1"><draw:frame draw:style-name="fr6" draw:name="graphics17" text:anchor-type="paragraph" svg:width="6.6925in" svg:height="2.7654in" draw:z-index="15"><draw:image xlink:href="Pictures/200000070000464900001D0C52B2AAA6.svm" xlink:type="simple" xlink:show="embed" xlink:actuate="onLoad"/></draw:frame></text:p>
      <text:p text:style-name="P1"><text:span text:style-name="T4">Station name</text:span>: <text:s/>Enter the name of your station.</text:p>
      <text:p text:style-name="P1">Example: <text:s/>FesterHead Radio</text:p>
      <text:p text:style-name="P1"/>
      <text:p text:style-name="P1"><text:span text:style-name="T4">Now playing page ID</text:span>: <text:s/>No longer needed to be entered; I found a way for it to be self-discoverable. <text:s/></text:p>
      <text:p text:style-name="P1"><text:span text:style-name="T4">Playlist page ID</text:span>: <text:s/>No longer needed to be entered; I found a way for it to be self-discoverable. <text:s/></text:p>
      <text:p text:style-name="P1"/>
      <text:p text:style-name="P1">If you have not yet added pages with the shortcodes as directed above, please do so now and return back to the plugin configuration.</text:p>
      <text:p text:style-name="P1"/>
      <text:p text:style-name="P1"><text:span text:style-name="T4">Save on uninstall?</text:span> <text:s/>Check the box to preserve the plugin settings should you chose to uninstall. <text:s/>Highly recommended to enable.</text:p>
      <text:p text:style-name="P1"/>
      <text:p text:style-name="P1">All the plugin settings are stored within the WordPress framework.</text:p>
      <text:h text:style-name="Heading_20_2" text:outline-level="2"/>
      <text:h text:style-name="P25" text:outline-level="2">16 – * Enjoy </text:h>
      <text:p text:style-name="P1">Don't forget that while the plugin is fee donations encourage continued development. <text:s/>Use PayPal to donate (use link in WordPress Dashboard) or get me something from my <text:a xlink:type="simple" xlink:href="http://amzn.com/w/2ZXLIVB4PMKZ">Amazon.com Music Wish List</text:a> (preferred). </text:p>
      <text:h text:style-name="Heading_20_2" text:outline-level="2">17 – Support</text:h>
      <text:p text:style-name="Text_20_body">Support should be directed to the <text:a xlink:type="simple" xlink:href="http://www.songrequester.com/forum/viewforum.php?f=17">FHRSAM WordPress Plugin</text:a> section of my <text:a xlink:type="simple" xlink:href="http://www.songrequester.com/forum/">Song Requester service forums</text:a>.</text:p>
      <text:p text:style-name="Text_20_body">For the love of all that is holy, please observe these guidelines:</text:p>
      <text:list xml:id="list33159075" text:style-name="L14">
        <text:list-item>
          <text:p text:style-name="P19"><text:span text:style-name="T4">DO NOT</text:span> send support questions over email</text:p>
        </text:list-item>
        <text:list-item>
          <text:p text:style-name="P19"><text:span text:style-name="T4">DO NOT</text:span> post support questions to my <text:a xlink:type="simple" xlink:href="http://groups.google.com/group/fescon?hl=en">Google group</text:a></text:p>
        </text:list-item>
        <text:list-item>
          <text:p text:style-name="P19"><text:span text:style-name="T4">DO NOT</text:span> post support questions to the <text:a xlink:type="simple" xlink:href="http://support.spacialnet.com/forums/index.php">SpacialAudio forums</text:a></text:p>
        </text:list-item>
        <text:list-item>
          <text:p text:style-name="P19"><text:span text:style-name="T4">DO NOT</text:span> post support questions using any Private Message system</text:p>
          <text:p text:style-name="P19"/>
        </text:list-item>
      </text:list>
      <text:p text:style-name="Text_20_body">Becuase I'd like to see this product succeed I will most likely do my best to be able to help. <text:s/>However, keep in mind that I expect a certain amount of knowledge and infrastructure in place before this plugin can be installed or when doing the instalaltion. <text:s/>There is only one of me and a lot of you. I cannot provide one-to-one assistance via chat, video, or other (near) real-time services.</text:p>
      <text:p text:style-name="Text_20_body">I may be able to be convinced, though, with buckets of cash via <text:span text:style-name="T1"><text:s/>PayPal (use link in WordPress Dashboard) or item(s) from my </text:span><text:a xlink:type="simple" xlink:href="http://amzn.com/w/2ZXLIVB4PMKZ">Amazon.com Music Wish List</text:a><text:span text:style-name="T1"> (preferred). </text:span></text:p>
      <text:h text:style-name="Heading_20_2" text:outline-level="2">18 – Uninstall</text:h>
      <text:p text:style-name="Text_20_body">Follow each specific program uninstallation procedures including removing the plugin using the WordPress dashboard.</text:p>
      <text:p text:style-name="Text_20_body">To remove all the "fhr_" components from the databse run <text:span text:style-name="T2">fhr_restore_database.pal.</text:span><text:span text:style-name="T3"> <text:s/>Note that any change to SAM created columns such as sizing or type will not be restored.</text:span></text:p>
      <text:h text:style-name="P25" text:outline-level="2">Example Now Playing Page</text:h>
      <text:p text:style-name="P1"><draw:frame draw:style-name="fr4" draw:name="graphics18" text:anchor-type="paragraph" svg:width="6.6571in" svg:height="7.5217in" draw:z-index="16"><draw:image xlink:href="Pictures/200000070000420C00004AA00494C1AF.svm" xlink:type="simple" xlink:show="embed" xlink:actuate="onLoad"/></draw:frame></text:p>
      <text:h text:style-name="P25" text:outline-level="2">Sample Artist Browse Page from Playlist</text:h>
      <text:p text:style-name="P1"><draw:frame draw:style-name="fr4" draw:name="graphics19" text:anchor-type="paragraph" svg:width="6.678in" svg:height="6.4799in" draw:z-index="17"><draw:image xlink:href="Pictures/20000007000042410000404A5C80AD5D.svm" xlink:type="simple" xlink:show="embed" xlink:actuate="onLoad"/></draw:frame></text:p>
      <text:h text:style-name="P25" text:outline-level="2">Example Album Browse Page from Playlist</text:h>
      <text:p text:style-name="P1"><draw:frame draw:style-name="fr4" draw:name="graphics20" text:anchor-type="paragraph" svg:width="6.6457in" svg:height="6.5425in" draw:z-index="18"><draw:image xlink:href="Pictures/20000007000041F1000040E9CA323028.svm" xlink:type="simple" xlink:show="embed" xlink:actuate="onLoad"/></draw:frame></text:p>
      <text:h text:style-name="P25" text:outline-level="2">Example Song Browse Page from Playlist</text:h>
      <text:p text:style-name="P1"><draw:frame draw:style-name="fr4" draw:name="graphics21" text:anchor-type="paragraph" svg:width="6.6154in" svg:height="5.4583in" draw:z-index="19"><draw:image xlink:href="Pictures/20000007000041A2000036290548296E.svm" xlink:type="simple" xlink:show="embed" xlink:actuate="onLoad"/></draw:frame></text:p>
      <text:h text:style-name="P25" text:outline-level="2">Example Song Information Page from Playlist</text:h>
      <text:p text:style-name="P1"><draw:frame draw:style-name="fr4" draw:name="graphics22" text:anchor-type="paragraph" svg:width="6.5937in" svg:height="7.6362in" draw:z-index="20"><draw:image xlink:href="Pictures/200000070000416D00004BC3CC955A25.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2H02M28S</meta:editing-duration>
    <meta:editing-cycles>61</meta:editing-cycles>
    <meta:generator>OpenOffice.org/3.2$Win32 OpenOffice.org_project/320m18$Build-9502</meta:generator>
    <dc:date>2011-01-13T13:31:59.91</dc:date>
    <dc:creator>Steve Kunitzer</dc:creator>
    <meta:document-statistic meta:table-count="2" meta:image-count="21" meta:object-count="0" meta:page-count="23" meta:paragraph-count="285" meta:word-count="4936" meta:character-count="28208"/>
    <meta:user-defined meta:name="Info 1"/>
    <meta:user-defined meta:name="Info 2"/>
    <meta:user-defined meta:name="Info 3"/>
    <meta:user-defined meta:name="Info 4"/>
  </office:meta>
</office:document-meta>
</file>